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omic Sans" svg:font-family="'Comic San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omic Sans"/>
    </style:style>
    <style:style style:name="P2" style:family="paragraph" style:parent-style-name="Standard">
      <style:text-properties officeooo:paragraph-rsid="001e1318"/>
    </style:style>
    <style:style style:name="P3" style:family="paragraph" style:parent-style-name="Standard" style:list-style-name="L1">
      <style:text-properties officeooo:paragraph-rsid="001e1318"/>
    </style:style>
    <style:style style:name="P4" style:family="paragraph" style:parent-style-name="Standard">
      <style:paragraph-properties fo:break-before="page"/>
    </style:style>
    <style:style style:name="T1" style:family="text">
      <style:text-properties officeooo:rsid="001e1318"/>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rsa coi sacchi</text:h>
      <text:p text:style-name="P1"/>
      <text:p text:style-name="Standard">Tutti i partecipanti si dispongono dietro al filo di nastro segnaletico uno di fianco all’altro (si procede a gruppi di 3 per <text:span text:style-name="T1">squadra</text:span>) e al via si parte, vince il primo a raggiungere l’arrivo. La <text:span text:style-name="T1">squadra </text:span>che arriva per prima il maggior numero di volte ottiene <text:span text:style-name="T1">il </text:span>punti del gioco, nel caso di pareggio si fa un altro round in cui partecipano i vincitori di ogni round.</text:p>
      <text:p text:style-name="Standard"/>
      <text:h text:style-name="Heading_20_1" text:outline-level="1">Fazzolettone</text:h>
      <text:p text:style-name="P2">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p>
      <text:p text:style-name="P2">In caso venga chiamata una serie di numeri i giocatori si comporteranno nelle seguenti maniere:</text:p>
      <text:list xml:id="list249724397" text:style-name="L1">
        <text:list-item>
          <text:p text:style-name="P3">2 persone: uno porta in groppa l’altro o a carriola (l’animatore può imporne uno al momento della chiamata del numero)</text:p>
        </text:list-item>
        <text:list-item>
          <text:p text:style-name="P3">3 persone: a sedia (due persone tengono un braccio dritto e l’altro piegato orizzontalmente di 90° per andare a formare un quadrato una volta agganciati mentre il terzo si andrà a sedere sulle loro braccia)</text:p>
        </text:list-item>
      </text:list>
      <text:p text:style-name="P2">ecco uno schema che rappresenta la zona di arrivo per fare il punto:</text:p>
      <text:p text:style-name="Standard"><text:span text:style-name="T2"/></text:p>
      <text:p text:style-name="P4"><text:bookmark text:name="docs-internal-guid-615dfd01-7fff-23ec-5268-99cd312cb65c"/><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omic Sans" svg:font-family="'Comic San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mic Sans" fo:font-family="'Comic Sans'" style:font-family-generic="script"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4:51:59.894791374</meta:creation-date>
    <meta:generator>LibreOffice/7.3.7.2$Linux_X86_64 LibreOffice_project/30$Build-2</meta:generator>
    <dc:date>2024-05-17T14:59:15.256042527</dc:date>
    <meta:editing-duration>PT7M21S</meta:editing-duration>
    <meta:editing-cycles>1</meta:editing-cycles>
    <meta:document-statistic meta:table-count="0" meta:image-count="0" meta:object-count="0" meta:page-count="2" meta:paragraph-count="8" meta:word-count="289" meta:character-count="1715" meta:non-whitespace-character-count="1436"/>
  </office:meta>
</office:document-meta>
</file>